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0472" calcext:value-type="float">
            <text:p>9.1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7424" calcext:value-type="float">
            <text:p>9.1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25712" calcext:value-type="float">
            <text:p>9.1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9616" calcext:value-type="float">
            <text:p>9.1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1808" calcext:value-type="float">
            <text:p>9.1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65336" calcext:value-type="float">
            <text:p>9.1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8656" calcext:value-type="float">
            <text:p>9.0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0096" calcext:value-type="float">
            <text:p>9.1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04376" calcext:value-type="float">
            <text:p>9.1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9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34856" calcext:value-type="float">
            <text:p>9.1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9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3144" calcext:value-type="float">
            <text:p>9.1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0952" calcext:value-type="float">
            <text:p>9.1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4584" calcext:value-type="float">
            <text:p>9.2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116" calcext:value-type="float">
            <text:p>9.2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212" calcext:value-type="float">
            <text:p>9.3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6024" calcext:value-type="float">
            <text:p>9.33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3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4312" calcext:value-type="float">
            <text:p>9.3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1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9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9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5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3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2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2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2</text:p>
          </table:table-cell>
          <table:table-cell office:value-type="string" calcext:value-type="string">
            <text:p>MBMG-3802</text:p>
          </table:table-cell>
          <table:table-cell office:value-type="string" calcext:value-type="string">
            <text:p>200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86" meta:object-count="0"/>
    <meta:user-defined meta:name="AppVersion">3.0</meta:user-defined>
  </office:meta>
</office:document-meta>
</file>